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Febr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8]" office:value-type="percentage" office:value="0.0967741935483871">
            <text:p>9.7%</text:p>
          </table:table-cell>
          <table:table-cell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8]" office:value-type="percentage" office:value="0.00645161290322581">
            <text:p>0.6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5">
            <text:p>3.5</text:p>
          </table:table-cell>
          <table:table-cell table:formula="of:=[.B6]/[.B28]" office:value-type="percentage" office:value="0.0903225806451613">
            <text:p>9.0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2"/>
          <table:table-cell office:value-type="float" office:value="2.75">
            <text:p>2.75</text:p>
          </table:table-cell>
          <table:table-cell table:number-columns-repeated="1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5">
            <text:p>0.5</text:p>
          </table:table-cell>
          <table:table-cell table:formula="of:=[.B7]/[.B28]" office:value-type="percentage" office:value="0.0129032258064516">
            <text:p>1.3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.5">
            <text:p>1.5</text:p>
          </table:table-cell>
          <table:table-cell table:formula="of:=[.B8]/[.B28]" office:value-type="percentage" office:value="0.0387096774193548">
            <text:p>3.9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">
            <text:p>1</text:p>
          </table:table-cell>
          <table:table-cell table:formula="of:=[.B11]/[.B28]" office:value-type="percentage" office:value="0.0258064516129032">
            <text:p>2.6%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.25">
            <text:p>2.25</text:p>
          </table:table-cell>
          <table:table-cell table:formula="of:=[.B14]/[.B28]" office:value-type="percentage" office:value="0.0580645161290323">
            <text:p>5.8%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1018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1">
            <text:p>1</text:p>
          </table:table-cell>
          <table:table-cell table:formula="of:=[.B16]/[.B28]" office:value-type="percentage" office:value="0.0258064516129032">
            <text:p>2.6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20.5">
            <text:p>20.5</text:p>
          </table:table-cell>
          <table:table-cell table:formula="of:=[.B22]/[.B28]" office:value-type="percentage" office:value="0.529032258064516">
            <text:p>52.9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arity</text:p>
          </table:table-cell>
          <table:table-cell table:style-name="ce10" table:formula="of:=SUM([.E24:.AI24])" office:value-type="float" office:value="2">
            <text:p>2</text:p>
          </table:table-cell>
          <table:table-cell table:style-name="ce14" table:formula="of:=[.B24]/[.B28]" office:value-type="percentage" office:value="0.0516129032258065">
            <text:p>5.2%</text:p>
          </table:table-cell>
          <table:table-cell table:number-columns-repeated="6"/>
          <table:table-cell office:value-type="float" office:value="0.75">
            <text:p>0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8]" office:value-type="percentage" office:value="0.0258064516129032">
            <text:p>2.6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1.5">
            <text:p>1.5</text:p>
          </table:table-cell>
          <table:table-cell table:style-name="ce14" table:formula="of:=[.B26]/[.B28]" office:value-type="percentage" office:value="0.0387096774193548">
            <text:p>3.9%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8.75">
            <text:p>38.75</text:p>
          </table:table-cell>
          <table:table-cell table:style-name="ce15"/>
          <table:table-cell table:style-name="ce19"/>
          <table:table-cell table:style-name="ce20" table:formula="of:=SUM([.E4:.E27])" office:value-type="float" office:value="3.25">
            <text:p>3.25</text:p>
          </table:table-cell>
          <table:table-cell table:style-name="ce20" table:formula="of:=SUM([.F4:.F27])" office:value-type="float" office:value="9.5">
            <text:p>9.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4.25">
            <text:p>4.25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1.25">
            <text:p>1.25</text:p>
          </table:table-cell>
          <table:table-cell table:style-name="ce20" table:formula="of:=SUM([.M4:.M27])" office:value-type="float" office:value="4">
            <text:p>4</text:p>
          </table:table-cell>
          <table:table-cell table:style-name="ce20" table:formula="of:=SUM([.N4:.N27])" office:value-type="float" office:value="1.75">
            <text:p>1.75</text:p>
          </table:table-cell>
          <table:table-cell table:style-name="ce20" table:formula="of:=SUM([.O4:.O27])" office:value-type="float" office:value="3">
            <text:p>3</text:p>
          </table:table-cell>
          <table:table-cell table:style-name="ce20" table:formula="of:=SUM([.P4:.P27])" office:value-type="float" office:value="8">
            <text:p>8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3.75">
            <text:p>3.75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02/15/2012</text:date>, <text:time>23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15T23:21:14</dc:date>
    <meta:editing-duration>PT06H04M33S</meta:editing-duration>
    <meta:editing-cycles>142</meta:editing-cycles>
    <meta:generator>NeoOffice/3.1.2$Unix OpenOffice.org_project/Patch 9</meta:generator>
    <meta:document-statistic meta:table-count="1" meta:cell-count="161" meta:object-count="0"/>
  </office:meta>
</office:document-meta>
</file>